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5-10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5-09-1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5-04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5-03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4-12-1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4-10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4-08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4-06-2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4-03-1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2-0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9-1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6-0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3-03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12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11-1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09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06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06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2-03-1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2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58992" calcext:value-type="float">
            <text:p>29.82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45013333333" calcext:value-type="float">
            <text:p>29.8345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98907586207" calcext:value-type="float">
            <text:p>29.7898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7488571429" calcext:value-type="float">
            <text:p>29.8857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5048" calcext:value-type="float">
            <text:p>29.9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1180137931" calcext:value-type="float">
            <text:p>29.91118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82990344828" calcext:value-type="float">
            <text:p>29.79829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27852" calcext:value-type="float">
            <text:p>29.802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20990344828" calcext:value-type="float">
            <text:p>29.72209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41616" calcext:value-type="float">
            <text:p>29.94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93737777778" calcext:value-type="float">
            <text:p>29.75937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45176" calcext:value-type="float">
            <text:p>29.74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60112" calcext:value-type="float">
            <text:p>29.70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0656" calcext:value-type="float">
            <text:p>29.68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2823225806" calcext:value-type="float">
            <text:p>29.666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7796" calcext:value-type="float">
            <text:p>29.681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64384516129" calcext:value-type="float">
            <text:p>29.686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62012903226" calcext:value-type="float">
            <text:p>29.70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62652" calcext:value-type="float">
            <text:p>29.706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61029677419" calcext:value-type="float">
            <text:p>29.706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06416" calcext:value-type="float">
            <text:p>29.72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02614193548" calcext:value-type="float">
            <text:p>29.720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98654285714" calcext:value-type="float">
            <text:p>29.7298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0913548387" calcext:value-type="float">
            <text:p>29.7360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0448" calcext:value-type="float">
            <text:p>29.7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7916" calcext:value-type="float">
            <text:p>29.80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9316129032" calcext:value-type="float">
            <text:p>29.809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2808" calcext:value-type="float">
            <text:p>29.8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4046451613" calcext:value-type="float">
            <text:p>29.8584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1050322581" calcext:value-type="float">
            <text:p>29.870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7244" calcext:value-type="float">
            <text:p>29.849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69298064516" calcext:value-type="float">
            <text:p>29.8569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588" calcext:value-type="float">
            <text:p>29.858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90716" calcext:value-type="float">
            <text:p>29.85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55500689655" calcext:value-type="float">
            <text:p>29.8755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9852903226" calcext:value-type="float">
            <text:p>29.8829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5144516129" calcext:value-type="float">
            <text:p>29.9135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4583225806" calcext:value-type="float">
            <text:p>29.9314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66864" calcext:value-type="float">
            <text:p>29.92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55992" calcext:value-type="float">
            <text:p>29.9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4583225806" calcext:value-type="float">
            <text:p>29.9314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4504" calcext:value-type="float">
            <text:p>29.94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9944516129" calcext:value-type="float">
            <text:p>29.9439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76744" calcext:value-type="float">
            <text:p>29.9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0463483871" calcext:value-type="float">
            <text:p>29.960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93362857143" calcext:value-type="float">
            <text:p>29.9593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93819354839" calcext:value-type="float">
            <text:p>29.959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3563870968" calcext:value-type="float">
            <text:p>30.025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50936" calcext:value-type="float">
            <text:p>30.0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72042580645" calcext:value-type="float">
            <text:p>30.0372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65685517241" calcext:value-type="float">
            <text:p>30.03656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04573793103" calcext:value-type="float">
            <text:p>30.04045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93181935484" calcext:value-type="float">
            <text:p>30.039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62188" calcext:value-type="float">
            <text:p>30.04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60589677419" calcext:value-type="float">
            <text:p>30.1160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69552" calcext:value-type="float">
            <text:p>30.1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49050322581" calcext:value-type="float">
            <text:p>30.174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5617142857" calcext:value-type="float">
            <text:p>30.1845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6916129032" calcext:value-type="float">
            <text:p>30.175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61310967742" calcext:value-type="float">
            <text:p>30.226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2444" calcext:value-type="float">
            <text:p>30.22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9302" calcext:value-type="float">
            <text:p>30.229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7752" calcext:value-type="float">
            <text:p>30.2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1814193548" calcext:value-type="float">
            <text:p>30.2231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0061935484" calcext:value-type="float">
            <text:p>30.210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21824" calcext:value-type="float">
            <text:p>30.2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45376774193" calcext:value-type="float">
            <text:p>30.2345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88168" calcext:value-type="float">
            <text:p>30.2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03357419355" calcext:value-type="float">
            <text:p>30.290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4817142857" calcext:value-type="float">
            <text:p>30.3064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64064827586" calcext:value-type="float">
            <text:p>30.31640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03065714286" calcext:value-type="float">
            <text:p>30.3203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0996" calcext:value-type="float">
            <text:p>30.3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64590344828" calcext:value-type="float">
            <text:p>30.31645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668" calcext:value-type="float">
            <text:p>30.303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63842758621" calcext:value-type="float">
            <text:p>30.29638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40422857143" calcext:value-type="float">
            <text:p>30.2740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03933793103" calcext:value-type="float">
            <text:p>30.29039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73150344828" calcext:value-type="float">
            <text:p>30.3073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71013333333" calcext:value-type="float">
            <text:p>30.3171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94032" calcext:value-type="float">
            <text:p>30.42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27104" calcext:value-type="float">
            <text:p>30.37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7318" calcext:value-type="float">
            <text:p>30.357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427" calcext:value-type="float">
            <text:p>30.35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5804" calcext:value-type="float">
            <text:p>30.43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1784" calcext:value-type="float">
            <text:p>31.2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1332" calcext:value-type="float">
            <text:p>31.23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77" calcext:value-type="float">
            <text:p>31.1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526" calcext:value-type="float">
            <text:p>30.6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382" calcext:value-type="float">
            <text:p>30.56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574" calcext:value-type="float">
            <text:p>30.6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2796" calcext:value-type="float">
            <text:p>30.75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7012" calcext:value-type="float">
            <text:p>30.95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43451428571" calcext:value-type="float">
            <text:p>31.0643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6692" calcext:value-type="float">
            <text:p>30.9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6184" calcext:value-type="float">
            <text:p>30.9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6024" calcext:value-type="float">
            <text:p>30.9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6024" calcext:value-type="float">
            <text:p>30.9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896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52" meta:object-count="0"/>
    <meta:user-defined meta:name="AppVersion">3.0</meta:user-defined>
  </office:meta>
</office:document-meta>
</file>